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1345ab" style:font-weight-asian="bold" style:font-weight-complex="bold"/>
    </style:style>
    <style:style style:name="P2" style:family="paragraph" style:parent-style-name="Text_20_body" style:list-style-name="L2">
      <style:paragraph-properties fo:margin-top="0cm" fo:margin-bottom="0cm" style:contextual-spacing="false" fo:text-align="start" style:justify-single-word="false"/>
      <style:text-properties fo:font-weight="normal" officeooo:rsid="001345ab" officeooo:paragraph-rsid="00134f7e" style:font-weight-asian="normal" style:font-weight-complex="normal"/>
    </style:style>
    <style:style style:name="P3" style:family="paragraph" style:parent-style-name="Text_20_body" style:list-style-name="L2">
      <style:paragraph-properties fo:margin-top="0cm" fo:margin-bottom="0cm" style:contextual-spacing="false"/>
      <style:text-properties style:font-name="Liberation Serif" fo:font-size="12pt" officeooo:paragraph-rsid="00134f7e" style:font-size-asian="12pt" style:font-size-complex="12pt"/>
    </style:style>
    <style:style style:name="P4" style:family="paragraph" style:parent-style-name="Standard">
      <style:paragraph-properties fo:text-align="start" style:justify-single-word="false"/>
      <style:text-properties fo:font-weight="normal" officeooo:rsid="001345ab" officeooo:paragraph-rsid="001345ab"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1345ab" officeooo:paragraph-rsid="001345ab" style:font-weight-asian="normal" style:font-weight-complex="normal"/>
    </style:style>
    <style:style style:name="P6" style:family="paragraph" style:parent-style-name="Standard">
      <style:paragraph-properties fo:text-align="start" style:justify-single-word="false"/>
      <style:text-properties fo:font-weight="bold" officeooo:rsid="001345ab" officeooo:paragraph-rsid="001345ab" style:font-weight-asian="bold" style:font-weight-complex="bold"/>
    </style:style>
    <style:style style:name="P7" style:family="paragraph" style:parent-style-name="Heading_20_3">
      <style:paragraph-properties fo:margin-top="0cm" fo:margin-bottom="0cm" style:contextual-spacing="false"/>
      <style:text-properties style:font-name="Liberation Serif" fo:font-size="12pt" fo:font-weight="bold" officeooo:paragraph-rsid="00134f7e" style:font-size-asian="12pt" style:font-weight-asian="bold" style:font-size-complex="12pt" style:font-weight-complex="bold"/>
    </style:style>
    <style:style style:name="T1" style:family="text">
      <style:text-properties officeooo:rsid="000b957e"/>
    </style:style>
    <style:style style:name="T2" style:family="text">
      <style:text-properties officeooo:rsid="001345ab"/>
    </style:style>
    <style:style style:name="T3" style:family="text">
      <style:text-properties style:font-name="Liberation Serif"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QL – Data </text:span><text:span text:style-name="T2">Definition Language</text:span></text:p>
      <text:p text:style-name="P4"/>
      <text:p text:style-name="P6">Table creation</text:p>
      <text:list xml:id="list2917476137388802014" text:style-name="L1">
        <text:list-item>
          <text:p text:style-name="P5">create table r(A_1 D_1, …, A_n D_n,</text:p>
          <text:list>
            <text:list-item>
              <text:list>
                <text:list-header>
                  <text:p text:style-name="P5">&lt;integrity constraint&gt;</text:p>
                  <text:p text:style-name="P5">.</text:p>
                  <text:p text:style-name="P5">.</text:p>
                  <text:p text:style-name="P5">.</text:p>
                  <text:p text:style-name="P5">&lt;integrity constraint&gt;)</text:p>
                </text:list-header>
              </text:list>
            </text:list-item>
          </text:list>
          <text:p text:style-name="P5">A_i = i'th attribute</text:p>
          <text:p text:style-name="P5">D_i = Domain of the i'th attribute</text:p>
        </text:list-item>
        <text:list-item>
          <text:p text:style-name="P5">Integrity constraints</text:p>
          <text:list>
            <text:list-item>
              <text:p text:style-name="P5">primary key(A, B, C, …)</text:p>
            </text:list-item>
            <text:list-item>
              <text:p text:style-name="P5">check(predicate)</text:p>
            </text:list-item>
            <text:list-item>
              <text:p text:style-name="P5">not null</text:p>
            </text:list-item>
          </text:list>
        </text:list-item>
      </text:list>
      <text:p text:style-name="P4"/>
      <text:p text:style-name="P6">Table deletion</text:p>
      <text:p text:style-name="P4">drop table r</text:p>
      <text:p text:style-name="P4"/>
      <text:p text:style-name="P6">Adding/removing attributes</text:p>
      <text:p text:style-name="P4">alter table r add A</text:p>
      <text:p text:style-name="P4">alter table r drop A</text:p>
      <text:p text:style-name="P4"/>
      <text:p text:style-name="P6">Schemas catalogs and Environment(Figure 51)</text:p>
      <text:p text:style-name="P4">Hierarchical naming placeholders to identify/name relations.</text:p>
      <text:p text:style-name="P4"/>
      <text:h text:style-name="P7" text:outline-level="3">Statements That Cannot Be Rolled Back</text:h>
      <text:list xml:id="list551931386186741173" text:style-name="L2">
        <text:list-item>
          <text:p text:style-name="P3">Some statements cannot be rolled back. In general, these include data definition language (DDL) statements, such as those that create or drop databases, those that create, drop, or alter tables or stored routines.</text:p>
        </text:list-item>
        <text:list-item>
          <text:p text:style-name="P2"><text:span text:style-name="T3">You should design your transactions not to include such statements. If you issue a statement early in a transaction that cannot be rolled back, and then another statement later fails, the full effect of the transaction cannot be rolled back in such cases by issuing a </text:span><text:span text:style-name="Source_20_Text"><text:span text:style-name="T3">ROLLBACK</text:span></text:span><text:span text:style-name="T3"> statement.</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0.5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18:46:52.44</meta:creation-date>
    <dc:date>2013-03-31T18:58:15.74</dc:date>
    <meta:editing-duration>P0D</meta:editing-duration>
    <meta:editing-cycles>2</meta:editing-cycles>
    <meta:generator>LibreOffice/4.0.1.2$Windows_x86 LibreOffice_project/84102822e3d61eb989ddd325abf1ac077904985</meta:generator>
    <meta:document-statistic meta:table-count="0" meta:image-count="0" meta:object-count="0" meta:page-count="1" meta:paragraph-count="24" meta:word-count="170" meta:character-count="994" meta:non-whitespace-character-count="861"/>
  </office:meta>
</office:document-meta>
</file>